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35117"/>
    </style:style>
    <style:style style:name="P5" style:family="paragraph" style:parent-style-name="Text_20_body">
      <style:text-properties officeooo:rsid="0074ef57" officeooo:paragraph-rsid="0066ccf7"/>
    </style:style>
    <style:style style:name="P6" style:family="paragraph" style:parent-style-name="Text_20_body">
      <style:text-properties officeooo:rsid="0050cfd2" officeooo:paragraph-rsid="0066ccf7"/>
    </style:style>
    <style:style style:name="P7" style:family="paragraph" style:parent-style-name="Text_20_body">
      <style:text-properties officeooo:rsid="00685ae4" officeooo:paragraph-rsid="00685ae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685ae4" style:font-weight-asian="bold" style:font-weight-complex="bold"/>
    </style:style>
    <style:style style:name="T4" style:family="text">
      <style:text-properties officeooo:rsid="0074ef5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777376179424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Text_20_body"/>
      <table:table table:name="Tabla9" table:style-name="Tabla9">
        <table:table-column table:style-name="Tabla9.A"/>
        <table:table-column table:style-name="Tabla9.B"/>
        <table:table-row table:style-name="TableLine1777376183776">
          <table:table-cell table:style-name="Tabla9.A1" office:value-type="string">
            <text:p text:style-name="P4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6">1. <text:span text:style-name="T4">Calcula la velocidad máxima teórica del FSB (en MB/s) en un sistema con dos módulos idénticos de memoria DDR-400 configurados en modos Dual Channel.</text:span></text:p>
            <text:p text:style-name="P5">Indica, además, la frecuencia de operación del módulo de memoria y el ancho de banda, así como su nomenclatura en formato PCX-____</text:p>
          </table:table-cell>
        </table:table-row>
      </table:table>
      <text:p text:style-name="Text_20_body"/>
      <text:p text:style-name="P7">DDR-400 </text:p>
      <text:p text:style-name="P7">Frecuencia de funcionamiento= 400/2= 200 MHz </text:p>
      <text:p text:style-name="P7">Velocidad de transferencia= 200*8*2= 3200 MB/s</text:p>
      <text:p text:style-name="P7">Configuración Dual Channel= 3200 * 2= 6400 MB/s</text:p>
      <text:p text:style-name="P7">Su nomenclatura en formato PCX sería PC-320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9-29T20:44:43.500000000</dc:date>
    <meta:editing-duration>PT9H13M45S</meta:editing-duration>
    <meta:editing-cycles>153</meta:editing-cycles>
    <meta:generator>LibreOffice/7.1.2.2$Windows_X86_64 LibreOffice_project/8a45595d069ef5570103caea1b71cc9d82b2aae4</meta:generator>
    <meta:document-statistic meta:table-count="2" meta:image-count="2" meta:object-count="0" meta:page-count="1" meta:paragraph-count="11" meta:word-count="81" meta:character-count="507" meta:non-whitespace-character-count="433"/>
  </office:meta>
</office:document-meta>
</file>